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mono" svg:font-family="'Sans mono'" style:font-family-generic="swiss"/>
    <style:font-face style:name="DejaVu Sans Mono" svg:font-family="'DejaVu Sans Mono'" style:font-pitch="fixed"/>
    <style:font-face style:name="FreeMono" svg:font-family="FreeMono" style:font-pitch="fixed"/>
    <style:font-face style:name="DejaVu Math TeX Gyre" svg:font-family="'DejaVu Math TeX Gyre'" style:font-pitch="variable"/>
    <style:font-face style:name="DejaVu Sans Condensed" svg:font-family="'DejaVu Sans Condensed'" style:font-pitch="variable"/>
    <style:font-face style:name="URW Bookman L" svg:font-family="'URW Bookman L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outline1">
      <style:graphic-properties draw:textarea-vertical-align="middle"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style:font-name="DejaVu Sans Mono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 fo:font-size="32pt" style:font-size-asian="32pt" style:font-size-complex="32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MNES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8.313cm" svg:height="3.506cm" svg:x="4.903cm" svg:y="0.837cm" presentation:class="title">
          <draw:text-box>
            <text:p>Czym jest i dlaczego mnesia?</text:p>
          </draw:text-box>
        </draw:frame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>Wieloużytkownikowy SZBD</text:p>
              </text:list-item>
              <text:list-item>
                <text:p>Założycielami są Joe Armstrong, Robert Virding, Dan Gudmundsson</text:p>
              </text:list-item>
              <text:list-item>
                <text:p>W pełni zaimplementowany w Erlangu</text:p>
              </text:list-item>
              <text:list-item>
                <text:p>Skierowany głównie do zastosowań rozproszonych (aplikacje związane z telekomunikacją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Wymagania spełniane przez mnesie</text:p>
          </draw:text-box>
        </draw:frame>
        <draw:frame presentation:style-name="pr7" draw:text-style-name="P3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text:style-name="P3"><text:span text:style-name="T2">Szybki dostęp do danych</text:span></text:p>
              </text:list-item>
              <text:list-item>
                <text:p text:style-name="P3"><text:span text:style-name="T2">Możliwość realizowania skomplikowanych zapytań</text:span></text:p>
              </text:list-item>
              <text:list-item>
                <text:p text:style-name="P3"><text:span text:style-name="T2">Rozproszone dane przechowywane na wielu node-ach</text:span></text:p>
              </text:list-item>
              <text:list-item>
                <text:p text:style-name="P3"><text:span text:style-name="T2">Wysoka odporność na uszkodzenia</text:span></text:p>
              </text:list-item>
              <text:list-item>
                <text:p text:style-name="P3"><text:span text:style-name="T2">Dynamiczna rekonfiguracja</text:span></text:p>
              </text:list-item>
              <text:list-item>
                <text:p text:style-name="P3"><text:span text:style-name="T2">Przechowywanie złożonych struktu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nesia vs SQL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SQL ma wyższą wydajność</text:p>
              </text:list-item>
              <text:list-item>
                <text:p>Mnesia ma szybszy czas dostępu do danych</text:p>
              </text:list-item>
              <text:list-item>
                <text:p>SQL ma lepszą optymalizację zapytań wraz z łatwiejszą składnią</text:p>
              </text:list-item>
              <text:list-item>
                <text:p>Mnesia jest przystosowana do przechowywania maksymalnie 10-20 GB/tabel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Najważniejsze API<text:tab/></text:p>
          </draw:text-box>
        </draw:frame>
        <draw:frame presentation:style-name="pr7" draw:text-style-name="P4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text:style-name="P4"><text:span text:style-name="T3">mnesia:start()</text:span></text:p>
              </text:list-item>
              <text:list-item>
                <text:p text:style-name="P4"><text:span text:style-name="T3">mnesia:create_schema()</text:span></text:p>
              </text:list-item>
              <text:list-item>
                <text:p text:style-name="P4"><text:span text:style-name="T3">mnesia:create_table()</text:span></text:p>
              </text:list-item>
              <text:list-item>
                <text:p text:style-name="P4"><text:span text:style-name="T3">mnesia:transaction()</text:span></text:p>
              </text:list-item>
              <text:list-item>
                <text:p text:style-name="P4"><text:span text:style-name="T3">mnesia:write()</text:span></text:p>
              </text:list-item>
              <text:list-item>
                <text:p text:style-name="P4"><text:span text:style-name="T3">mnesia:read()</text:span></text:p>
              </text:list-item>
              <text:list-item>
                <text:p text:style-name="P4"><text:span text:style-name="T3">mnesia:stop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Koniec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3">
              <text:list-item>
                <text:p>Wykonali:</text:p>
                <text:list>
                  <text:list-item>
                    <text:p>Jakub Czajka</text:p>
                  </text:list-item>
                  <text:list-item>
                    <text:p>Jerzy Wen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placeholder="true">
          <draw:text-box/>
        </draw:frame>
        <draw:frame presentation:style-name="pr7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 mono" svg:font-family="'Sans mono'" style:font-family-generic="swiss"/>
    <style:font-face style:name="DejaVu Sans Mono" svg:font-family="'DejaVu Sans Mono'" style:font-pitch="fixed"/>
    <style:font-face style:name="FreeMono" svg:font-family="FreeMono" style:font-pitch="fixed"/>
    <style:font-face style:name="DejaVu Math TeX Gyre" svg:font-family="'DejaVu Math TeX Gyre'" style:font-pitch="variable"/>
    <style:font-face style:name="DejaVu Sans Condensed" svg:font-family="'DejaVu Sans Condensed'" style:font-pitch="variable"/>
    <style:font-face style:name="URW Bookman L" svg:font-family="'URW Bookman L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07:01.387835512</meta:creation-date>
    <meta:editing-duration>P0D</meta:editing-duration>
    <meta:editing-cycles>1</meta:editing-cycles>
    <meta:generator>LibreOffice/5.2.7.2$Linux_X86_64 LibreOffice_project/20m0$Build-2</meta:generator>
    <meta:document-statistic meta:object-count="85"/>
    <meta:template xlink:type="simple" xlink:actuate="onRequest" xlink:title="Focus" xlink:href="../../../../usr/lib/libreoffice/share/template/common/presnt/Focus.otp" meta:date="2019-06-05T12:07:01.349066350"/>
  </office:meta>
</office:document-meta>
</file>